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e1" style:family="table">
      <style:table-properties style:width="16.007cm" fo:margin-left="0cm" table:align="left"/>
    </style:style>
    <style:style style:name="Table1.A" style:family="table-column">
      <style:table-column-properties style:column-width="4.013cm"/>
    </style:style>
    <style:style style:name="Table1.B" style:family="table-column">
      <style:table-column-properties style:column-width="7.123cm"/>
    </style:style>
    <style:style style:name="Table1.C" style:family="table-column">
      <style:table-column-properties style:column-width="4.8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3.665cm" style:use-optimal-row-height="fals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style:text-autospace="none"/>
      <style:text-properties style:font-name="Ari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1" style:family="paragraph" style:parent-style-name="Standard">
      <style:paragraph-properties fo:text-align="justify" style:justify-single-word="false"/>
      <style:text-properties style:font-name="Arial"/>
    </style:style>
    <style:style style:name="P12" style:family="paragraph" style:parent-style-name="Standard">
      <style:paragraph-properties fo:text-align="center" style:justify-single-word="false"/>
      <style:text-properties style:font-name="Arial" fo:language="en" fo:country="US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language="en" fo:country="US" style:font-size-asian="14pt" style:font-size-complex="14pt"/>
    </style:style>
    <style:style style:name="P14" style:family="paragraph" style:parent-style-name="Standard">
      <style:text-properties style:font-name="Arial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7" style:family="paragraph" style:parent-style-name="Standard">
      <style:paragraph-properties fo:text-align="center" style:justify-single-word="false" style:text-autospace="none"/>
    </style:style>
    <style:style style:name="P18" style:family="paragraph" style:parent-style-name="Standard">
      <style:paragraph-properties fo:line-height="150%" fo:text-align="justify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Normal">
      <style:paragraph-properties fo:text-align="center" style:justify-single-word="false" fo:orphans="2" fo:widows="2" fo:hyphenation-ladder-count="no-limit" style:text-autospace="none" style:vertical-align="auto">
        <style:tab-stops>
          <style:tab-stop style:position="1.27cm"/>
        </style:tab-stops>
      </style:paragraph-properties>
      <style:text-properties fo:hyphenate="true" fo:hyphenation-remain-char-count="0" fo:hyphenation-push-char-count="0"/>
    </style:style>
    <style:style style:name="P21" style:family="paragraph" style:parent-style-name="Normal">
      <style:paragraph-properties fo:text-align="end" style:justify-single-word="false"/>
      <style:text-properties style:font-name="Ari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3" style:family="paragraph" style:parent-style-name="Standard">
      <style:paragraph-properties fo:line-height="150%" fo:text-align="justify" style:justify-single-word="false" fo:break-before="page"/>
      <style:text-properties style:font-name="Arial"/>
    </style:style>
    <style:style style:name="P24" style:family="paragraph" style:parent-style-name="Normal">
      <style:paragraph-properties fo:text-align="center" style:justify-single-word="false" fo:break-before="page"/>
      <style:text-properties style:font-name="Arial" fo:font-weight="bold" style:font-weight-asian="bold" style:font-weight-complex="bold"/>
    </style:style>
    <style:style style:name="P25" style:family="paragraph" style:parent-style-name="Standard">
      <style:paragraph-properties fo:margin-top="0cm" fo:margin-bottom="4.445cm" fo:text-align="center" style:justify-single-word="false"/>
      <style:text-properties style:font-name="Arial"/>
    </style:style>
    <style:style style:name="P26" style:family="paragraph" style:parent-style-name="Standard">
      <style:paragraph-properties fo:margin-top="0cm" fo:margin-bottom="8.255cm" fo:text-align="center" style:justify-single-word="false"/>
      <style:text-properties style:font-name="Arial"/>
    </style:style>
    <style:style style:name="P27" style:family="paragraph" style:parent-style-name="Standard">
      <style:paragraph-properties fo:margin-left="7.622cm" fo:margin-right="0cm" fo:margin-top="1.058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7.622cm" fo:margin-right="0cm" fo:margin-top="0.212cm" fo:margin-bottom="0.212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7.62cm" fo:margin-right="0cm" fo:margin-top="1.058cm" fo:margin-bottom="4.022cm" fo:text-align="justify" style:justify-single-word="false" fo:text-indent="0cm" style:auto-text-indent="false">
        <style:tab-stops/>
      </style:paragraph-properties>
      <style:text-properties style:font-name="Arial"/>
    </style:style>
    <style:style style:name="P30" style:family="paragraph" style:parent-style-name="Standard">
      <style:paragraph-properties fo:margin-left="9.843cm" fo:margin-right="0cm" fo:text-align="end" style:justify-single-word="false" fo:text-indent="0cm" style:auto-text-indent="false">
        <style:tab-stops/>
      </style:paragraph-properties>
      <style:text-properties style:font-name="Arial" fo:font-style="italic" style:font-style-asian="italic"/>
    </style:style>
    <style:style style:name="P31" style:family="paragraph" style:parent-style-name="Standard">
      <style:paragraph-properties fo:margin-left="9.521cm" fo:margin-right="0cm" fo:margin-top="0.423cm" fo:margin-bottom="0cm" fo:text-align="end" style:justify-single-word="false" fo:text-indent="0cm" style:auto-text-indent="false">
        <style:tab-stops/>
      </style:paragraph-properties>
      <style:text-properties style:font-name="Arial" fo:font-weight="bold" style:font-weight-asian="bold"/>
    </style:style>
    <style:style style:name="P32" style:family="paragraph" style:parent-style-name="Standard">
      <style:paragraph-properties fo:margin-top="0cm" fo:margin-bottom="1.27cm" fo:text-align="center" style:justify-single-word="false"/>
      <style:text-properties style:font-name="Arial" fo:font-weight="bold" style:font-weight-asian="bold"/>
    </style:style>
    <style:style style:name="P33" style:family="paragraph" style:parent-style-name="Standard">
      <style:paragraph-properties fo:margin-top="0cm" fo:margin-bottom="1.27cm" fo:text-align="center" style:justify-single-word="false" fo:break-before="page"/>
      <style:text-properties style:font-name="Arial" fo:font-weight="bold" style:font-weight-asian="bold"/>
    </style:style>
    <style:style style:name="P34" style:family="paragraph" style:parent-style-name="Text_20_body">
      <style:text-properties style:font-name="Arial"/>
    </style:style>
    <style:style style:name="P35" style:family="paragraph" style:parent-style-name="Text_20_body">
      <style:text-properties style:font-name="Arial" style:font-name-complex="Times New Roman"/>
    </style:style>
    <style:style style:name="P36" style:family="paragraph" style:parent-style-name="Text_20_body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style:font-style-asian="italic" style:font-name-complex="Times New Roman"/>
    </style:style>
    <style:style style:name="P37" style:family="paragraph" style:parent-style-name="Table_20_Contents">
      <style:paragraph-properties fo:text-align="center" style:justify-single-word="false"/>
      <style:text-properties style:font-name="Arial"/>
    </style:style>
    <style:style style:name="P38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name-complex="Arial" style:font-weight-complex="normal"/>
    </style:style>
    <style:style style:name="P39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40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1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43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Arial"/>
    </style:style>
    <style:style style:name="P44" style:family="paragraph" style:parent-style-name="Standard" style:master-page-name="MPF1">
      <style:paragraph-properties fo:text-align="center" style:justify-single-word="false" style:page-number="auto" fo:break-before="page"/>
      <style:text-properties style:font-name="Arial"/>
    </style:style>
    <style:style style:name="P45" style:family="paragraph" style:parent-style-name="Standard" style:master-page-name="MPF2">
      <style:paragraph-properties fo:text-align="center" style:justify-single-word="false" style:page-number="auto" fo:break-before="page"/>
      <style:text-properties style:font-name="Ari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7" style:family="paragraph" style:parent-style-name="Standard">
      <style:paragraph-properties fo:text-align="justify" style:justify-single-word="false"/>
      <style:text-properties style:font-name="Ari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/>
    </style:style>
    <style:style style:name="P5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1" style:family="paragraph" style:parent-style-name="Heading_20_4"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Heading_20_4">
      <style:paragraph-properties fo:margin-left="0cm" fo:margin-right="0cm" fo:margin-top="0cm" fo:margin-bottom="1.27cm" fo:text-align="justify" style:justify-single-word="false" fo:text-indent="0.953cm" style:auto-text-indent="false" fo:background-color="#ffffff">
        <style:background-image/>
      </style:paragraph-properties>
      <style:text-properties style:font-name="Arial" style:font-name-complex="Times New Roman"/>
    </style:style>
    <style:style style:name="P53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54" style:family="paragraph" style:parent-style-name="Heading_20_4">
      <style:paragraph-properties fo:margin-top="0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55" style:family="paragraph" style:parent-style-name="Heading_20_4">
      <style:paragraph-properties fo:margin-top="0cm" fo:margin-bottom="0.423cm" fo:line-height="100%" fo:text-align="end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56" style:family="paragraph" style:parent-style-name="Heading_20_3">
      <style:paragraph-properties fo:break-before="page"/>
    </style:style>
    <style:style style:name="P57" style:family="paragraph" style:parent-style-name="Heading_20_3">
      <style:paragraph-properties fo:text-align="center" style:justify-single-word="false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weight-complex="bold"/>
    </style:style>
    <style:style style:name="T4" style:family="text">
      <style:text-properties style:font-name="Arial" style:font-name-complex="Times New Roman" style:font-weight-complex="bold"/>
    </style:style>
    <style:style style:name="T5" style:family="text">
      <style:text-properties style:font-name="Arial" style:font-weight-complex="bold"/>
    </style:style>
    <style:style style:name="T6" style:family="text">
      <style:text-properties style:font-name="Arial" fo:font-style="italic" style:font-style-asian="italic" style:font-style-complex="italic"/>
    </style:style>
    <style:style style:name="T7" style:family="text">
      <style:text-properties style:font-name="Arial" fo:language="en" fo:country="US"/>
    </style:style>
    <style:style style:name="T8" style:family="text">
      <style:text-properties fo:color="#000000" style:font-name="Arial" style:letter-kerning="false" style:font-name-complex="Arial" style:language-complex="ar" style:country-complex="SA"/>
    </style:style>
    <style:style style:name="T9" style:family="text">
      <style:text-properties fo:color="#333333" style:font-name="Arial" fo:font-style="normal" style:font-style-asian="normal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name-complex="Arial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-complex="Arial"/>
    </style:style>
    <style:style style:name="T14" style:family="text">
      <style:text-properties style:font-name="Arial" fo:font-weight="normal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/>
      <text:p text:style-name="P2"/>
      <text:p text:style-name="P2"/>
      <text:p text:style-name="P2">Jadson Ronald</text:p>
      <text:p text:style-name="P2">Phelipe Oliveira Melanias</text:p>
      <text:p text:style-name="P25">Thales Gilvan Imbruglia de Almeida Campos Pereira <text:s/></text:p>
      <text:p text:style-name="P4">CAPTAÇÃO DE RECURSOS ATRAVÉS DE UM CRM OPEN SOUR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44">Jadson Ronald</text:p>
      <text:p text:style-name="P2">Phelipe Oliveira Melanias</text:p>
      <text:p text:style-name="P26">Thales Gilvan Imbruglia de Almeida Campos Pereira <text:s/></text:p>
      <text:p text:style-name="P4">CAPTAÇÃO DE RECURSOS ATRAVÉS DE UM CRM OPEN SOURCE</text:p>
      <text:p text:style-name="P2"/>
      <text:p text:style-name="P27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8">Orientador: Leonardo Filipe Batista Silva de Carvalho, Mestre em Modelagem Computacional do Conhecimento.</text:p>
      <text:p text:style-name="P29"/>
      <text:p text:style-name="P2"/>
      <text:p text:style-name="P2"/>
      <text:p text:style-name="P2"/>
      <text:p text:style-name="P2">Maceió</text:p>
      <text:p text:style-name="P2">2011</text:p>
      <text:p text:style-name="P45">FUNDAÇÃO ALAGOANA DE PESQUISA, EDUCAÇÃO E CULTURA – FAPEC</text:p>
      <text:p text:style-name="P2">Faculdade de Tecnologia de Alagoas – FAT</text:p>
      <text:p text:style-name="P2">Curso de Análise e Desenvolvimento de Sistemas</text:p>
      <text:p text:style-name="P2"/>
      <text:p text:style-name="P2"/>
      <text:p text:style-name="P2"/>
      <text:p text:style-name="P2">Jadson Ronald</text:p>
      <text:p text:style-name="P2">Phelipe Oliveira Melanias</text:p>
      <text:p text:style-name="P2">Thales Gilvan Imbruglia de Almeida Campos Pereira <text:s/></text:p>
      <text:p text:style-name="P2"/>
      <text:p text:style-name="P2"/>
      <text:p text:style-name="P2"/>
      <text:p text:style-name="P2"/>
      <text:p text:style-name="P1"/>
      <text:p text:style-name="P4">CAPTAÇÃO DE RECURSOS ATRAVÉS DE UM CRM OPEN SOURCE</text:p>
      <text:p text:style-name="P4"/>
      <text:p text:style-name="P27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8">Orientador: Leonardo Filipe Batista Silva de Carvalho, Mestre em Modelagem Computacional do Conhecimento.</text:p>
      <text:p text:style-name="P28"/>
      <text:p text:style-name="P28"/>
      <text:p text:style-name="P3">Maceió/AL, ......... dia ............................................. de 2011.</text:p>
      <text:p text:style-name="P8"/>
      <text:p text:style-name="P8"/>
      <text:p text:style-name="P8"/>
      <text:p text:style-name="P8"/>
      <text:p text:style-name="P8"/>
      <text:p text:style-name="P5">__________________________________________________________</text:p>
      <text:p text:style-name="P20"><text:span text:style-name="Fonte_20_parág._20_padrão"><text:span text:style-name="T3">Prof.</text:span></text:span><text:span text:style-name="Fonte_20_parág._20_padrão"><text:span text:style-name="T4"> </text:span></text:span><text:span text:style-name="Fonte_20_parág._20_padrão"><text:span text:style-name="T5">Mestre </text:span></text:span><text:span text:style-name="Fonte_20_parág._20_padrão"><text:span text:style-name="T8">Leonardo Filipe Batista Silva de Carvalho</text:span></text:span></text:p>
      <text:p text:style-name="P17"><text:span text:style-name="Fonte_20_parág._20_padrão"><text:span text:style-name="T3">Orientador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ceió</text:p>
      <text:p text:style-name="P2">2011</text:p>
      <text:p text:style-name="P2"/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2" text:outline-level="4"/>
      <text:h text:style-name="P52" text:outline-level="4"/>
      <text:h text:style-name="P52" text:outline-level="4"/>
      <text:h text:style-name="P52" text:outline-level="4"/>
      <text:h text:style-name="P52" text:outline-level="4"/>
      <text:p text:style-name="P21"><text:bookmark text:name="__RefHeading__116_1186684847"/>Este trabalho é dedicado à...<text:bookmark-end text:name="__RefHeading__116_1186684847"/></text:p>
      <text:h text:style-name="P53" text:outline-level="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p text:style-name="P24"><text:bookmark text:name="__RefHeading__118_1186684847"/>AGRADECIMENTOS<text:bookmark-end text:name="__RefHeading__118_1186684847"/></text:p>
      <text:p text:style-name="Normal"/>
      <text:p text:style-name="Normal"/>
      <text:p text:style-name="Normal"/>
      <text:p text:style-name="Normal"/>
      <text:p text:style-name="Normal"/>
      <text:p text:style-name="Normal"><text:bookmark text:name="__RefHeading__120_1186684847"/>A fulano.<text:bookmark-end text:name="__RefHeading__120_1186684847"/></text:p>
      <text:p text:style-name="Normal"><text:bookmark text:name="__RefHeading__122_1186684847"/>A beltrano.<text:bookmark-end text:name="__RefHeading__122_1186684847"/></text:p>
      <text:p text:style-name="Normal"><text:bookmark text:name="__RefHeading__124_1186684847"/>A sicrano.<text:bookmark-end text:name="__RefHeading__124_1186684847"/></text:p>
      <text:h text:style-name="P54" text:outline-level="4"/>
      <text:h text:style-name="P54" text:outline-level="4"/>
      <text:h text:style-name="P54" text:outline-level="4"/>
      <text:p text:style-name="P36"/>
      <text:h text:style-name="P55" text:outline-level="4"/>
      <text:h text:style-name="P55" text:outline-level="4"/>
      <text:p text:style-name="P30">“Nunca ande pelo caminho traçado, pois ele conduz somente até onde os outros foram”</text:p>
      <text:p text:style-name="P31">Alexandre Graham Bell</text:p>
      <text:p text:style-name="P4"/>
      <text:p text:style-name="P32"/>
      <text:p text:style-name="P32"/>
      <text:p text:style-name="P32"/>
      <text:p text:style-name="P32"/>
      <text:p text:style-name="P32"><text:soft-page-break/></text:p>
      <text:p text:style-name="P33">RESUMO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"/>
      <text:p text:style-name="P6"/>
      <text:p text:style-name="P6"/>
      <text:h text:style-name="P56" text:outline-level="3">INTRODUÇÃO</text:h>
      <text:p text:style-name="P9"/>
      <text:p text:style-name="P9"><text:tab/>Em um contexto empresarial, o uso de ferramentas tecnológicas que facilitem a comunicação entre empresa e cliente é essencial e constitui um fator que é particularmente importante para as empresas, em razão de que tais ferramentas lhes permitem antecipar as necessidades de clientes atuais, bem como identificar as necessidades de clientes em potencial (Peppers; Rogers, 2001).</text:p>
      <text:p text:style-name="P9"><text:tab/>Sistemas computacionais que focam este tipo de interação são conhecidos pela sigla CRM, derivada do inglês <text:span text:style-name="T10">Customer Relationship Management</text:span> (Gestão de Relacionamento com o Cliente). </text:p>
      <text:p text:style-name="P9"><text:tab/>Segundo Richers (2000) o uso do termo diz respeito, acima de tudo, a ênfase estratégica que o conceito emprega, a qual define como “Uma estratégia de negócios projetada para elevar a lucratividade e a receita da empresa, por meio do aumento do nível de satisfação daqueles que utilizam os bens e serviços por ela comercializados”. Wilson et al (apud Brambilla, 2009) também discursa sobre esta ênfase e afirma que os principais fatores para o estabelecimento conciso desta relação são a construção de um planejamento, a realização e o acompanhamento do marketing em seus diferentes canais de comunicação (e-mail, telefone, internet, mala-direta etc.), aproximando assim os clientes daqueles que fornecem os serviços que utilizam.</text:p>
      <text:p text:style-name="P9"><text:tab/>Neste contexto, uma empresa pode ainda tomar proveito desta aproximação e obter de seus clientes tantos dados quanto possível, e com isto, gerar informações que possam ser transformadas em fontes de consulta para traçar o perfil de cada cliente em particular, direcionando a cada um deles os serviços que lhes sejam mais interessantes.</text:p>
      <text:p text:style-name="P18"><text:span text:style-name="T1"><text:tab/>Pelo que foi exposto, é possível perceber que o conceito de CRM não abrange apenas um </text:span><text:span text:style-name="Fonte_20_parág._20_padrão"><text:span text:style-name="T6">software</text:span></text:span><text:span text:style-name="Ref._20_de_20_nota_20_de_20_rodapé"><text:span text:style-name="T1"><text:note text:id="ftn1" text:note-class="footnote"><text:note-citation>1</text:note-citation><text:note-body><text:p text:style-name="Footnote"><text:span text:style-name="Fonte_20_parág._20_padrão"><text:span text:style-name="T1">Software é um programa de computador composto por uma sequência de instruções, interpretada e executada por um processador ou máquina virtual.</text:span></text:span></text:p></text:note-body></text:note></text:span></text:span><text:span text:style-name="Fonte_20_parág._20_padrão"><text:span text:style-name="T1"> RAGINS (apud BRAMBILLA, 2009). De fato, Guedes (2010) afirma que o CRM possui três ênfases: a <text:s/>Filosófica, a Estratégica e a Tecnológica. Estas três perspectivas do CRM estão expressas na Tabela 1 a partir da visão de diferentes autores.</text:span></text:span></text:p>
      <text:p text:style-name="P18"><text:span text:style-name="Fonte_20_parág._20_padrão"><text:span text:style-name="T1"><text:tab/>Em vista do expresso pela Tabela 1, entende-se então que o CRM <text:s/>Tecnológico atua como o elemento que une todas estas teorias e as aplica ao contexto da Tecnologia da Informação. De fato, são os recursos de TI que gerem os dados coletados e estreitam a relação cliente/empresa e que proporcionam os </text:span></text:span><text:soft-page-break/><text:span text:style-name="Fonte_20_parág._20_padrão"><text:span text:style-name="T1">relatórios que são essenciais ao processo de gerenciamento de uma empresa. Um </text:span></text:span><text:span text:style-name="Fonte_20_parág._20_padrão"><text:span text:style-name="T1">exemplo disto, tomando como base a definição expressa por Hansotia apud Brambilla (2009) para o CRM <text:s/>tecnológico que é apresentada na Tabela 1, se reflete nas diferentes técnicas de banco de dados que são utilizadas para extrair informações e na diversidade de sistemas existentes.</text:span></text:span></text:p>
      <text:p text:style-name="P18"><text:span text:style-name="Fonte_20_parág._20_padrão"><text:span text:style-name="T1"/></text:span></text:p>
      <text:p text:style-name="P15"><text:span text:style-name="T12">Tabela </text:span><text:span text:style-name="T12"><text:sequence text:ref-name="refTable0" text:name="Table" text:formula="ooow:Table+1" style:num-format="1">1</text:sequence></text:span><text:span text:style-name="T12">: Diferentes ênfases da CRM (Adaptado de Guedes, H. A. Utilização de Sistemas CRM Como Instrumento de Atendimento ao Decreto 6.523/2008, 2010)</text:span>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7">Abordagem</text:p>
          </table:table-cell>
          <table:table-cell table:style-name="Table1.A1" office:value-type="string">
            <text:p text:style-name="P37">Definição</text:p>
          </table:table-cell>
          <table:table-cell table:style-name="Table1.C1" office:value-type="string">
            <text:p text:style-name="P37">Autores</text:p>
          </table:table-cell>
        </table:table-row>
        <table:table-row>
          <table:table-cell table:style-name="Table1.A2" table:number-rows-spanned="2" office:value-type="string">
            <text:p text:style-name="P37">CRM como filosofia</text:p>
          </table:table-cell>
          <table:table-cell table:style-name="Table1.A2" office:value-type="string">
            <text:p text:style-name="P11">Relacionada a uma cultura orientada ao cliente em busca de construir e cultivar uma relação de longo prazo.</text:p>
          </table:table-cell>
          <table:table-cell table:style-name="Table1.C2" office:value-type="string">
            <text:p text:style-name="P2">Pedro e Saccol apud Guedes (2010)</text:p>
          </table:table-cell>
        </table:table-row>
        <table:table-row>
          <table:covered-table-cell/>
          <table:table-cell table:style-name="Table1.A2" office:value-type="string">
            <text:p text:style-name="P11">É também almejar um relacionamento duradouro, conquistando o cliente para torná-lo fiel, mas é preciso regularidade nessa comunicação e se antecipar aos anseios deles.</text:p>
          </table:table-cell>
          <table:table-cell table:style-name="Table1.C2" office:value-type="string">
            <text:p text:style-name="P10">Zablah et tal apud Guedes (2010)</text:p>
          </table:table-cell>
        </table:table-row>
        <table:table-row>
          <table:table-cell table:style-name="Table1.A2" table:number-rows-spanned="2" office:value-type="string">
            <text:p text:style-name="P37">CRM como uma estratégia</text:p>
          </table:table-cell>
          <table:table-cell table:style-name="Table1.A2" office:value-type="string">
            <text:p text:style-name="P11">Uma estratégia de negócios projetada para elevar a lucratividade e a receita da empresa, por meio do aumento do nível de satisfação daqueles que utilizam os bens e serviços por ela comercializados.</text:p>
          </table:table-cell>
          <table:table-cell table:style-name="Table1.C2" office:value-type="string">
            <text:p text:style-name="P10">Richers (2000)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P11">E o fator principal para que isto seja realizado de forma concisa é possuir um conjunto de processos e ferramentas de suporte ao planejamento, execução e monitoramento dos clientes, distribuidores e interação nos canais de marketing.</text:p>
          </table:table-cell>
          <table:table-cell table:style-name="Table1.C2" office:value-type="string">
            <text:p text:style-name="P12">Wilson et al apud Brambilla (2009)</text:p>
          </table:table-cell>
        </table:table-row>
        <table:table-row>
          <table:table-cell table:style-name="Table1.A2" table:number-rows-spanned="2" office:value-type="string">
            <text:p text:style-name="P37">CRM como ferramenta tecnológica</text:p>
          </table:table-cell>
          <table:table-cell table:style-name="Table1.A2" office:value-type="string">
            <text:p text:style-name="P9">“o elemento facilitador na execução da estratégia de CRM”</text:p>
          </table:table-cell>
          <table:table-cell table:style-name="Table1.C2" office:value-type="string">
            <text:p text:style-name="P2">Hansotia apud Brambilla (2009)</text:p>
          </table:table-cell>
        </table:table-row>
        <table:table-row>
          <table:covered-table-cell/>
          <table:table-cell table:style-name="Table1.A2" office:value-type="string">
            <text:p text:style-name="P1">“canais habilitados de TI como a Internet, permitem o diálogo one-to-one com atuais e possíveis clientes, mediante negociação individual”</text:p>
          </table:table-cell>
          <table:table-cell table:style-name="Table1.C2" office:value-type="string">
            <text:p text:style-name="P12">Wilson, Daniel, McDonald apud (Brambilla, 2009).</text:p>
          </table:table-cell>
        </table:table-row>
      </table:table>
      <text:p text:style-name="P9"><text:tab/></text:p>
      <text:p text:style-name="P9"><text:tab/>Diante do exposto, este trabalho se propõe a desenvolver um sistema CRM direcionado a Web, cujo foco está voltado para o setor de telemarketing de uma empresa, o qual está diretamente ligado a necessidade de comunicação da empresa e seus clientes atuais e potenciais e que depende da boa interação entre as partes envolvidas. Neste contexto, o sistema que será apresentado aqui adota ainda o <text:soft-page-break/>modelo de desenvolvimento Open Source, um modelo de desenvolvimento para o qual existem poucos sistemas CRM disponíveis, que permite o acesso irrestrito ao código-fonte do sistema e que facilidade sua adaptação à futuras necessidades.</text:p>
      <text:p text:style-name="P9"/>
      <text:h text:style-name="Heading_20_3" text:outline-level="3">MOTIVAÇÃO</text:h>
      <text:p text:style-name="P18"><text:span text:style-name="Fonte_20_parág._20_padrão"><text:span text:style-name="T1"/></text:span></text:p>
      <text:p text:style-name="P18"><text:span text:style-name="Fonte_20_parág._20_padrão"><text:span text:style-name="T1"><text:tab/>A motivação para este trabalho surgiu a partir d</text:span></text:span><text:span text:style-name="Fonte_20_parág._20_padrão"><text:span text:style-name="T2">a vivência de um dos membros da equipe como estagiário de uma organização não governamental (ONG) conhecida como AAPPE (Associação dos Amigos e Pais de Pessoas Especiais) que foca o trabalho com pessoas portadoras de necessidades especiais, <text:s/>como forma de preencher a lacuna de um software para gerenciar o recebimento das doações de recursos e com isso agilizar seu processo empresarial.</text:span></text:span></text:p>
      <text:p text:style-name="P18"><text:span text:style-name="Fonte_20_parág._20_padrão"><text:span text:style-name="T2"><text:tab/>A opção pelo modelo de desenvolvimento de um sistema Open Source está principalmente ligada a condição de ONG da empresa para a qual a solução está sendo desenvolvido, um tipo de empresa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-fonte, inviabilizando sua alteração para atender as necessidades de cada empresa.</text:span></text:span></text:p>
      <text:p text:style-name="P9"/>
      <text:h text:style-name="Heading_20_3" text:outline-level="3">OBJETIVOS</text:h>
      <text:p text:style-name="P7"/>
      <text:p text:style-name="P39"><text:span text:style-name="T13"><text:tab/>A proposta desse trabalho é construir um sistema </text:span><text:span text:style-name="T11">web </text:span><text:span text:style-name="T13">responsável por gerenciar doações de recursos oriundos de pessoas físicas e jurídicas, bem como oferecer funcionalidades de automatização de marketing. A aplicação será divida em duas partes o administrativo e operacional. O administrativo é responsável por gerenciar as contas dos usuários e seus respectivos níveis de acesso. Já o operacional irá controlar todo o histórico de doações feitas pelos indivíduos e empresas e seus dados pessoais, sendo possível cadastrar os doadores de acordo com a filial da instituição mais próxima e com isso ter o controle mais específico das doações. Pode-se com esse sistema cadastrar campanhas e fazer divulgações através de newsletters. </text:span></text:p>
      <text:p text:style-name="P38"/>
      <text:h text:style-name="Heading_20_3" text:outline-level="3"><text:soft-page-break/>ORGANIZAÇÃO DO TRABALHO</text:h>
      <text:p text:style-name="P40"/>
      <text:p text:style-name="P9"><text:tab/>Este trabalho está dividido em diferentes capítulos de maneira a melhor apresentar a proposta sendo discutida aqui. Encerrada este introdução, o primeiro capítulo irá apresentar de maneira aprofundada as definições e características de sistemas CRM. Em seguida, o segundo capítulo irá apresentar os conceitos relacionados a sistemas Open Source e sua relação com as licenças de software. O terceiro capítulo apresenta o estudo de caso deste trabalho, ou seja, o sistema que foi criado aqui. Por fim serão apresentadas as conclusões referentes ao trabalho realizado aqui e as propostas que podem ser feitas a partir do que foi obtido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23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41">INTRODUÇÃO<text:tab/>7</text:p>
          <text:p text:style-name="P41">MOTIVAÇÃO<text:tab/>9</text:p>
          <text:p text:style-name="P41">OBJETIVOS<text:tab/>9</text:p>
          <text:p text:style-name="P41">ORGANIZAÇÃO DO TRABALHO<text:tab/>10</text:p>
          <text:p text:style-name="P41">1 CUSTOMER RELATIONSHIP MANAGER (CRM)<text:tab/>13</text:p>
          <text:p text:style-name="P42">1.1 Conceituando CRM<text:tab/>13</text:p>
          <text:p text:style-name="P42">1.2 Tipos e Ênfases de CRM<text:tab/>13</text:p>
          <text:p text:style-name="P41">2 OPEN SOURCE<text:tab/>13</text:p>
          <text:p text:style-name="P42">2.1 Como Surgiu o Conceito Open Source<text:tab/>13</text:p>
          <text:p text:style-name="P42">2.2 Open Source ou Software Livre<text:tab/>13</text:p>
          <text:p text:style-name="P42">2.3 Principais Licenças de Software<text:tab/>13</text:p>
          <text:p text:style-name="P41">REFERÊNCIAS BIBLIOGRÁFICAS<text:tab/>15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3" text:outline-level="3"><text:soft-page-break/>1 CUSTOMER RELATIONSHIP MANAGER (CRM)</text:h>
      <text:h text:style-name="P51" text:outline-level="4">1.1 Marketing de Relacionamento</text:h>
      <text:p text:style-name="P48"><text:tab/>O Marketing de Relacionamento representa uma mudança na área de marketing motivado pelo cenário empresarial das últimas décadas que transformou-se rapidamente seguindo as novas tendências tecnológicas e das formas de se relacionar com os clientes. Se antes o foco era desenvolver e oferecer um produto sem intervenção do consumidor, atualmente o contexto demonstra que os clientes se tornaram fundamentais no processo de elaboração do produto devido a conciêntização dos seus direitos e das exigências em adequar os produtos as suas necessidades ZEITHAML (2003). Confirmando o que foi dito anteriormente, Ramaswamy (2002) diz os clientes são participantes ativos do processo de desenvolvimento da empresa porque estes contribuem não só consumindo, mas com críticas e sugestões, de modo que essa comunicação permita as empresas adequar e superar as expectativas do seu mercado consumidor.</text:p>
      <text:p text:style-name="P48"><text:tab/>Para conseguir tais objetivos é indispensável possuir informações sobre cada cliente tendo uma postura de conhecer, captar e assegurá-los diante da variedade de produtos e serviços disponíveis. De acordo com Zeithaml (p.141, 2003) “O objetivo básico do marketing de relacionamento é a construção e a manutenção de uma base de clientes comprometidos que sejam sustentáveis para a organização“. Essa estratégia de manter e inovar clientes conquista mais espaço dentro do mundo corporativo e é necessário estabelecer uma melhoria continua, identificando as situações quando este relacionamento não é mais proveitoso FREITAS et tal (2009). <text:tab/></text:p>
      <text:p text:style-name="P48"><text:tab/>Pensar no relacionamento a longo prazo com os clientes necessita </text:p>
      <text:p text:style-name="P48"><text:s/></text:p>
      <text:p text:style-name="P48"><text:tab/></text:p>
      <text:p text:style-name="P48"><text:tab/>Os frutos dessa relação proporcionam para ambos benefícios pois, o cliente satisfeito continua a usufruir do produto ou serviço que o mesmo obtêm, a confiança no prestador de serviços em situações critícas reduz a ansiedade, sentem que possuem um tratamento especial e com esse estreitamento na relação social desenvolvem um senso de proximidade como se fossem da família. Para as organizações os benefícios são a consolidação de um base de cliente fiéis, publicidade de forma gratuita através dos consumidores que já possuem o produto e divulgam no boca a boca, indiretamente a rentenção de funcionários satisfeitos devido a base de clientes consolidada e a união de todos esses fatores contribuem <text:soft-page-break/>consequentemente para o <text:s/>aumento da receita <text:s/>ZEITHAML (p. 140-143, 2003).</text:p>
      <text:p text:style-name="P48"><text:tab/>Gerir essa relação de forma a fortalecê-la depende de esforços não só por parte do setor de marketing das organizações, todos devem trabalhar para que <text:s text:c="2"/>haja uma mudança paradigma. A importância de compreender este tema é essencial porque a junção do marketing de relacionamento com as tecnologias da informação que irão significar o CRM.</text:p>
      <text:p text:style-name="P48"/>
      <text:p text:style-name="P48"><text:tab/></text:p>
      <text:h text:style-name="P51" text:outline-level="4">1.2 Conceituando CRM</text:h>
      <text:p text:style-name="P50"><text:tab/></text:p>
      <text:p text:style-name="P50"><text:tab/><text:span text:style-name="T14">Os primeiros trabalhos que abordam esse tema no ínicio dos ano 90, já fazia a relação que o sucesso para uma boa implementanção de um CRM estava relacionado aos avanços da Tecnologia da Informação.</text:span></text:p>
      <text:h text:style-name="P51" text:outline-level="4">1.3 Tipos e Ênfases de CRM</text:h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2 OPEN SOURCE</text:h>
      <text:h text:style-name="Heading_20_4" text:outline-level="4">2.1 Como Surgiu o Conceito Open Source</text:h>
      <text:h text:style-name="Heading_20_4" text:outline-level="4">2.2 Open Source ou Software Livre</text:h>
      <text:h text:style-name="Heading_20_4" text:outline-level="4">2.3 Principais Licenças de Software</text:h>
      <text:h text:style-name="Heading_20_4" text:outline-level="4"/>
      <text:p text:style-name="Text_20_body"><text:soft-page-break/></text:p>
      <text:p text:style-name="Text_20_body"/>
      <text:p text:style-name="P9"/>
      <text:h text:style-name="P57" text:outline-level="3">REFERÊNCIAS BIBLIOGRÁFICAS</text:h>
      <text:p text:style-name="P13"/>
      <text:p text:style-name="P14"/>
      <text:p text:style-name="P19"><text:span text:style-name="Fonte_20_parág._20_padrão"><text:span text:style-name="T7">PEPPERS AND ROGERS GROUP. CRM Series – Marketing 1to1 – 2ª edição. </text:span></text:span><text:span text:style-name="Fonte_20_parág._20_padrão"><text:span text:style-name="T1">São Paulo: Makron books, 2001.</text:span></text:span></text:p>
      <text:p text:style-name="P11"/>
      <text:p text:style-name="P11"/>
      <text:p text:style-name="P11">RICHERS, Raimar. Marketing uma visão brasileira. São Paulo: Negócio Editora, 2000.</text:p>
      <text:p text:style-name="P11"/>
      <text:p text:style-name="P11">BRAMBILLA, Flávio Régio. Gestão do Relacionamento com Clientes (CRM): Indicadores Tecnológicos. Revista Ciências Exatas e Naturais, Vol.11 no 1, Jan/Jun 2009.</text:p>
      <text:p text:style-name="P11"/>
      <text:p text:style-name="P19"><text:span text:style-name="Fonte_20_parág._20_padrão"><text:span text:style-name="T1">ANDRADE, M. G. V. Organizações Do Terceiro Setor: Estratégias para Captação De Recursos Junto Às Empresas Privadas. </text:span></text:span><text:span text:style-name="Emphasis"><text:span text:style-name="T9">Mestrado em engenharia de Produção – UFSC. 2002.</text:span></text:span></text:p>
      <text:p text:style-name="P11"/>
      <text:p text:style-name="P11">ZEITHAML, VALARIE A. Marketing de serviços: a empresa com foco no cliente. - 2.ed. - Porto Alegre: Bookman, 2003.</text:p>
      <text:p text:style-name="P11"/>
      <text:p text:style-name="P11">FREITAS, A. A. F. O CRM na Iniciação, Manutenção e Finalização de Relacionamentos Comerciais em Provedores de Serviços Bancários – Estudo de Caso . Revista do Mestrado em Administração e Desenvolvimento Empresarial da Universidade Estácio de Sá – Rio de Janeiro , ano 9, v.13, n.1, p. 76- 92, janeiro/abril, 2009.</text:p>
      <text:p text:style-name="P11"/>
      <text:p text:style-name="P11">VALENTE, THAIS REGINA GODOI. Marketing de Relacionamento e CRM: uma Análise da Gestão de Clientes no Setor Financeiro. Monografia apresentada ao Departamento de Administração da <text:s/>Faculdade de Economia, Administração e Contabilidade como requisito parcial para obtenção de diploma de bacharel em Administração de Empresas. – São Paulo, 2002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 Condensed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line-height="150%" fo:hyphenation-ladder-count="no-limit" style:shadow="none">
        <style:tab-stops/>
      </style:paragraph-properties>
      <style:text-properties style:font-name="Arial1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line-height-at-least="1.058cm" fo:hyphenation-ladder-count="no-limit"/>
      <style:text-properties fo:color="#000000" style:font-name="Arial" fo:font-weight="bold" style:font-weight-asian="bold" style:font-name-complex="Arial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align="justify" style:justify-single-word="false" fo:text-indent="0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style:font-name="Arial1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mphasis" style:family="text">
      <style:text-properties fo:font-style="italic" style:font-style-asian="italic" style:font-style-complex="italic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7cm" fo:margin-left="3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Header"/>
      </style:header>
      <style:footer>
        <text:p text:style-name="Footer"/>
      </style:footer>
    </style:master-page>
    <style:master-page style:name="MP1" style:page-layout-name="Mpm2"/>
    <style:master-page style:name="MPF1" style:page-layout-name="Mpm3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2"/>
    <style:master-page style:name="MPF2" style:page-layout-name="Mpm3" style:next-style-name="MP2">
      <style:header>
        <text:p text:style-name="Header"/>
      </style:header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PEREIRA</meta:initial-creator>
    <meta:creation-date>2011-09-14T15:11:00Z</meta:creation-date>
    <dc:date>2011-11-04T00:04:51</dc:date>
    <meta:editing-cycles>131</meta:editing-cycles>
    <meta:editing-duration>PT20H47M47S</meta:editing-duration>
    <dc:creator>Thales Pereira</dc:creator>
    <meta:document-statistic meta:table-count="1" meta:image-count="0" meta:object-count="0" meta:page-count="18" meta:paragraph-count="115" meta:word-count="2097" meta:character-count="13703" meta:non-whitespace-character-count="11673"/>
    <meta:template xlink:type="simple" xlink:actuate="onRequest" xlink:title="" xlink:href="../Captação%20de%20Recursos%20Através%20de%20um%20CRM%20Open%20Source.odt/Normal"/>
  </office:meta>
</office:document-meta>
</file>